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no-wrap" style:vertical-align="automatic"/>
      <style:paragraph-properties fo:text-align="start" fo:margin-left="0cm"/>
    </style:style>
    <style:style style:name="ce4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Cálculo del presupuesto 3D Perceptr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ng PC no cubierta</text:p>
          </table:table-cell>
          <table:table-cell table:formula="of:=9-[.B5]-[.B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ng BH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its a index</text:p>
          </table:table-cell>
          <table:table-cell table:formula="of:=[.B5]+[.B6]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ng Dim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 table:number-columns-spanned="1" table:number-rows-spanned="2">
            <text:p>Cantidad de perceptrones</text:p>
          </table:table-cell>
          <table:table-cell table:formula="of:=(2^([.B5]))*(2^([.B6]))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Long Dim1</text:p>
          </table:table-cell>
          <table:table-cell office:value-type="float" office:value="4" calcext:value-type="float">
            <text:p>4</text:p>
          </table:table-cell>
          <table:table-cell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Dim3 – Pesos/Perc</text:p>
          </table:table-cell>
          <table:table-cell table:formula="of:=[.B3]+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nt pesos en tabla</text:p>
          </table:table-cell>
          <table:table-cell table:formula="of:=[.B7]*[.E5]"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ng int (bits)</text:p>
          </table:table-cell>
          <table:table-cell office:value-type="float" office:value="4" calcext:value-type="float">
            <text:p>4</text:p>
          </table:table-cell>
          <table:table-cell/>
          <table:table-cell table:formula="of:=2^([.B11]-1)" office:value-type="float" office:value="8" calcext:value-type="float">
            <text:p>8</text:p>
          </table:table-cell>
          <table:table-cell office:value-type="string" calcext:value-type="string">
            <text:p>Mmx</text:p>
          </table:table-cell>
          <table:table-cell table:formula="of:=COM.MICROSOFT.CONCAT(&quot;±&quot;;[.D11]-1)" office:value-type="string" office:string-value="±7" calcext:value-type="string">
            <text:p>±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so de la tabla</text:p>
          </table:table-cell>
          <table:table-cell table:formula="of:=[.B11]*[.B9]" office:value-type="float" office:value="30720" calcext:value-type="float">
            <text:p>3072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esupuesto total</text:p>
          </table:table-cell>
          <table:table-cell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s utilizados</text:p>
          </table:table-cell>
          <table:table-cell table:formula="of:=[.B13]+[.B3]" office:value-type="float" office:value="30734" calcext:value-type="float">
            <text:p>307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ferencia</text:p>
          </table:table-cell>
          <table:table-cell table:formula="of:=[.B15]-[.B16]"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% Predicciones correctas</text:p>
          </table:table-cell>
          <table:table-cell office:value-type="float" office:value="75.327" calcext:value-type="float">
            <text:p>75.327</text:p>
          </table:table-cell>
          <table:table-cell table:number-columns-repeated="4"/>
        </table:table-row>
      </table:table>
      <table:table table:name="Datos repor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ng BHT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 Dim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 Dim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antidad de perceptrones</text:p>
          </table:table-cell>
          <table:table-cell table:formula="of:=(2^([.B2]))*(2^([.B3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3 – Pesos/Perc</text:p>
          </table:table-cell>
          <table:table-cell table:formula="of:=[.B1]+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 pesos en tabla</text:p>
          </table:table-cell>
          <table:table-cell table:formula="of:=[.B5]*[.B4]"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 int (bits)</text:p>
          </table:table-cell>
          <table:table-cell office:value-type="float" office:value="4" calcext:value-type="float">
            <text:p>4</text:p>
          </table:table-cell>
          <table:table-cell/>
          <table:table-cell table:formula="of:=2^([.B7]-1)" office:value-type="float" office:value="8" calcext:value-type="float">
            <text:p>8</text:p>
          </table:table-cell>
          <table:table-cell office:value-type="string" calcext:value-type="string">
            <text:p>Mmx</text:p>
          </table:table-cell>
          <table:table-cell table:formula="of:=COM.MICROSOFT.CONCAT(&quot;±&quot;;[.D7]-1)" office:value-type="string" office:string-value="±7" calcext:value-type="string">
            <text:p>±7</text:p>
          </table:table-cell>
        </table:table-row>
        <table:table-row table:style-name="ro1">
          <table:table-cell office:value-type="string" calcext:value-type="string">
            <text:p>Peso de la tabla</text:p>
          </table:table-cell>
          <table:table-cell table:formula="of:=[.B7]*[.B6]" office:value-type="float" office:value="30720" calcext:value-type="float">
            <text:p>30720</text:p>
          </table:table-cell>
          <table:table-cell/>
          <table:table-cell table:style-name="ce4"/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2">
          <table:table-cell office:value-type="string" calcext:value-type="string">
            <text:p>Presupuesto total</text:p>
          </table:table-cell>
          <table:table-cell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s utilizados</text:p>
          </table:table-cell>
          <table:table-cell table:formula="of:=[.B8]+[.B1]" office:value-type="float" office:value="30734" calcext:value-type="float">
            <text:p>30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erencia</text:p>
          </table:table-cell>
          <table:table-cell table:formula="of:=[.B17]-[.B18]"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% Predicciones correctas</text:p>
          </table:table-cell>
          <table:table-cell office:value-type="float" office:value="75.327" calcext:value-type="float">
            <text:p>75.32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21:29:53.6817793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09:24:29.522394935</meta:creation-date>
    <dc:date>2024-05-03T21:30:23.505176037</dc:date>
    <meta:editing-duration>PT58M14S</meta:editing-duration>
    <meta:editing-cycles>5</meta:editing-cycles>
    <meta:generator>LibreOffice/24.2.0.3$Linux_X86_64 LibreOffice_project/420$Build-3</meta:generator>
    <meta:document-statistic meta:table-count="2" meta:cell-count="58" meta:object-count="0"/>
  </office:meta>
</office:document-meta>
</file>